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85000001132A5698A1F95B0384.png" manifest:media-type="image/png"/>
  <manifest:file-entry manifest:full-path="Pictures/100000000000000800000008BBCFAFCC652C0272.png" manifest:media-type="image/png"/>
  <manifest:file-entry manifest:full-path="Pictures/1000000000000008000000082CA04B16BAE3525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width="true" fo:min-height="0.281cm" fo:min-width="1.221cm"/>
    </style:style>
    <style:style style:name="gr2" style:family="graphic" style:parent-style-name="standard">
      <style:graphic-properties draw:stroke="none" svg:stroke-color="#000000" draw:fill="none" draw:fill-color="#ffffff" draw:auto-grow-width="true" fo:min-height="0.281cm" fo:min-width="0.256cm"/>
    </style:style>
    <style:style style:name="gr3" style:family="graphic" style:parent-style-name="standard">
      <style:graphic-properties draw:stroke="none" svg:stroke-color="#000000" draw:fill="none" draw:fill-color="#ffffff" draw:auto-grow-width="true" fo:min-height="0.281cm" fo:min-width="0.857cm"/>
    </style:style>
    <style:style style:name="gr4" style:family="graphic" style:parent-style-name="standard">
      <style:graphic-properties draw:stroke="none" svg:stroke-color="#000000" draw:fill="none" draw:fill-color="#ffffff" draw:auto-grow-width="true" fo:min-height="0.281cm" fo:min-width="1.958cm"/>
    </style:style>
    <style:style style:name="gr5" style:family="graphic" style:parent-style-name="standard">
      <style:graphic-properties draw:stroke="none" svg:stroke-color="#000000" draw:fill="none" draw:fill-color="#ffffff" draw:auto-grow-width="true" fo:min-height="0.281cm" fo:min-width="1.412cm"/>
    </style:style>
    <style:style style:name="gr6" style:family="graphic" style:parent-style-name="standard">
      <style:graphic-properties draw:stroke="none" svg:stroke-color="#000000" draw:fill="none" draw:fill-color="#ffffff" draw:auto-grow-width="true" fo:min-height="0.281cm" fo:min-width="1.467cm"/>
    </style:style>
    <style:style style:name="gr7" style:family="graphic" style:parent-style-name="standard">
      <style:graphic-properties draw:stroke="none" svg:stroke-color="#000000" draw:fill="none" draw:fill-color="#ffffff" draw:auto-grow-width="true" fo:min-height="0.281cm" fo:min-width="0.273cm"/>
    </style:style>
    <style:style style:name="gr8" style:family="graphic" style:parent-style-name="standard">
      <style:graphic-properties draw:stroke="none" svg:stroke-color="#000000" draw:fill="none" draw:fill-color="#ffffff" draw:auto-grow-width="true" fo:min-height="0.281cm" fo:min-width="1.534cm"/>
    </style:style>
    <style:style style:name="gr9" style:family="graphic" style:parent-style-name="standard">
      <style:graphic-properties draw:stroke="none" svg:stroke-color="#000000" draw:fill="none" draw:fill-color="#ffffff" draw:auto-grow-width="true" fo:min-height="0.281cm" fo:min-width="0.756cm"/>
    </style:style>
    <style:style style:name="gr10" style:family="graphic" style:parent-style-name="standard">
      <style:graphic-properties draw:stroke="none" svg:stroke-color="#000000" draw:fill="none" draw:fill-color="#ffffff" draw:auto-grow-width="false" fo:min-height="1.001cm"/>
    </style:style>
    <style:style style:name="gr11" style:family="graphic" style:parent-style-name="standard">
      <style:graphic-properties draw:stroke="none" svg:stroke-color="#000000" draw:fill="none" draw:fill-color="#ffffff" draw:auto-grow-width="true" fo:min-height="0.399cm" fo:min-width="1cm"/>
    </style:style>
    <style:style style:name="gr12" style:family="graphic" style:parent-style-name="standard">
      <style:graphic-properties draw:stroke="none" svg:stroke-color="#000000" draw:fill="none" draw:fill-color="#ffffff" fo:min-height="1.45cm"/>
    </style:style>
    <style:style style:name="gr13" style:family="graphic" style:parent-style-name="standard">
      <style:graphic-properties draw:stroke="solid" svg:stroke-width="0cm" svg:stroke-color="#000000" draw:marker-start-width="0.175cm" draw:marker-end-width="0.175cm" draw:textarea-horizontal-align="center" draw:textarea-vertical-align="middle" fo:padding-top="0cm" fo:padding-bottom="0cm" fo:padding-left="0cm" fo:padding-right="0cm"/>
    </style:style>
    <style:style style:name="gr14" style:family="graphic" style:parent-style-name="standard">
      <style:graphic-properties svg:stroke-width="0.04cm" draw:marker-start-width="0.26cm" draw:marker-end-width="0.26cm" draw:fill="none" draw:textarea-horizontal-align="center" draw:textarea-vertical-align="middle" fo:padding-top="0.145cm" fo:padding-bottom="0.145cm" fo:padding-left="0.27cm" fo:padding-right="0.27cm"/>
    </style:style>
    <style:style style:name="gr15" style:family="graphic" style:parent-style-name="standard">
      <style:graphic-properties draw:stroke="none" svg:stroke-color="#000000" draw:fill="none" draw:fill-color="#ffffff" fo:min-height="1.4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bitmap" draw:fill-color="#ffffff" draw:fill-image-name="Dotted_20_Grid" draw:textarea-horizontal-align="justify" draw:textarea-vertical-align="middle" draw:auto-grow-height="false" fo:min-height="13.593cm" fo:min-width="12.835cm"/>
    </style:style>
    <style:style style:name="gr18" style:family="graphic" style:parent-style-name="objectwithoutfill">
      <style:graphic-properties draw:fill="none" draw:textarea-horizontal-align="center" draw:textarea-vertical-align="middle"/>
    </style:style>
    <style:style style:name="gr19" style:family="graphic" style:parent-style-name="objectwithoutfill">
      <style:graphic-properties draw:marker-start="Arrow" draw:marker-end="Arrow" draw:fill="none" draw:textarea-horizontal-align="center" draw:textarea-vertical-align="middle"/>
    </style:style>
    <style:style style:name="gr20" style:family="graphic" style:parent-style-name="standard">
      <style:graphic-properties draw:stroke="none" svg:stroke-color="#000000" draw:fill="none" draw:fill-color="#ffffff" fo:min-height="0.385cm"/>
    </style:style>
    <style:style style:name="gr21" style:family="graphic" style:parent-style-name="standard">
      <style:graphic-properties draw:fill="bitmap" draw:fill-image-name="Small_20_Grid" draw:textarea-vertical-align="middle" draw:auto-grow-height="false" fo:min-height="0.183cm" fo:min-width="0.135cm"/>
    </style:style>
    <style:style style:name="gr22" style:family="graphic" style:parent-style-name="standard">
      <style:graphic-properties draw:fill="bitmap" draw:fill-image-name="Small_20_Grid" draw:textarea-vertical-align="middle" draw:auto-grow-height="false" fo:min-height="0.131cm" fo:min-width="0cm"/>
    </style:style>
    <style:style style:name="gr23" style:family="graphic" style:parent-style-name="standard">
      <style:graphic-properties draw:fill-color="#ffffff" draw:textarea-horizontal-align="justify" draw:textarea-vertical-align="middle" draw:auto-grow-height="false" fo:min-height="0.131cm" fo:min-width="1.024cm"/>
    </style:style>
    <style:style style:name="gr24" style:family="graphic" style:parent-style-name="standard">
      <style:graphic-properties draw:fill-color="#ffffff" draw:textarea-horizontal-align="justify" draw:textarea-vertical-align="middle" draw:auto-grow-height="false" fo:min-height="0.766cm" fo:min-width="1.405cm"/>
    </style:style>
    <style:style style:name="gr25" style:family="graphic" style:parent-style-name="standard">
      <style:graphic-properties draw:fill-color="#ffffff" draw:textarea-horizontal-align="justify" draw:textarea-vertical-align="middle" draw:auto-grow-height="false" fo:min-height="1.401cm" fo:min-width="1.659cm"/>
    </style:style>
    <style:style style:name="gr26" style:family="graphic" style:parent-style-name="standard">
      <style:graphic-properties draw:fill-color="#ffffff" draw:textarea-horizontal-align="justify" draw:textarea-vertical-align="middle" draw:auto-grow-height="false" fo:min-height="0.512cm" fo:min-width="2.421cm"/>
    </style:style>
    <style:style style:name="gr27" style:family="graphic" style:parent-style-name="standard">
      <style:graphic-properties draw:fill-color="#ffffff" draw:textarea-horizontal-align="justify" draw:textarea-vertical-align="middle" draw:auto-grow-height="false" fo:min-height="0.512cm" fo:min-width="4.834cm"/>
    </style:style>
    <style:style style:name="gr28" style:family="graphic" style:parent-style-name="standard">
      <style:graphic-properties draw:fill-color="#ffffff" draw:textarea-horizontal-align="justify" draw:textarea-vertical-align="middle" draw:auto-grow-height="false" fo:min-height="0.893cm" fo:min-width="3.437cm"/>
    </style:style>
    <style:style style:name="gr29" style:family="graphic" style:parent-style-name="standard">
      <style:graphic-properties draw:fill-color="#ffffff" draw:textarea-horizontal-align="justify" draw:textarea-vertical-align="middle" draw:auto-grow-height="false" fo:min-height="1.655cm" fo:min-width="5.088cm"/>
    </style:style>
    <style:style style:name="gr30" style:family="graphic" style:parent-style-name="standard">
      <style:graphic-properties draw:fill-color="#ffffff" draw:textarea-horizontal-align="justify" draw:textarea-vertical-align="middle" draw:auto-grow-height="false" fo:min-height="0.385cm" fo:min-width="0.262cm"/>
    </style:style>
    <style:style style:name="gr31" style:family="graphic" style:parent-style-name="standard">
      <style:graphic-properties draw:stroke="none" svg:stroke-color="#000000" draw:fill="none" draw:fill-color="#ffffff" fo:min-height="1.274cm"/>
    </style:style>
    <style:style style:name="P1" style:family="paragraph">
      <loext:graphic-properties draw:fill="none" draw:fill-color="#ffffff"/>
      <style:text-properties fo:font-size="7pt" style:font-size-asian="7pt" style:font-size-complex="7pt"/>
    </style:style>
    <style:style style:name="P2" style:family="paragraph">
      <style:paragraph-properties fo:text-align="center"/>
    </style:style>
    <style:style style:name="P3" style:family="paragraph">
      <loext:graphic-properties draw:fill="none" draw:fill-color="#ffffff"/>
      <style:text-properties fo:font-size="12pt" fo:font-weight="bold" style:font-size-asian="12pt" style:font-weight-asian="bold" style:font-size-complex="12pt" style:font-weight-complex="bold"/>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style:paragraph-properties fo:line-height="150%"/>
    </style:style>
    <style:style style:name="P6" style:family="paragraph">
      <loext:graphic-properties draw:fill="none" draw:fill-color="#ffffff"/>
      <style:paragraph-properties fo:line-height="15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bitmap" draw:fill-color="#ffffff" draw:fill-image-name="Dotted_20_Grid"/>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bitmap" draw:fill-image-name="Small_20_Grid"/>
      <style:paragraph-properties fo:text-align="center"/>
    </style:style>
    <style:style style:name="P13" style:family="paragraph">
      <loext:graphic-properties draw:fill-color="#ffffff"/>
      <style:paragraph-properties fo:text-align="center"/>
      <style:text-properties fo:font-size="8pt" style:font-size-asian="8pt" style:font-size-complex="8pt"/>
    </style:style>
    <style:style style:name="P14" style:family="paragraph">
      <style:paragraph-properties fo:text-align="center"/>
      <style:text-properties fo:font-size="8pt" style:font-size-asian="8pt" style:font-size-complex="8pt"/>
    </style:style>
    <style:style style:name="P15" style:family="paragraph">
      <style:text-properties fo:font-size="10pt" style:font-size-asian="10pt" style:font-size-complex="10pt"/>
    </style:style>
    <style:style style:name="P16" style:family="paragraph">
      <loext:graphic-properties draw:fill="none" draw:fill-color="#ffffff"/>
      <style:text-properties fo:font-size="10pt" style:font-size-asian="10pt" style:font-size-complex="10pt"/>
    </style:style>
    <style:style style:name="T1" style:family="text">
      <style:text-properties fo:font-size="7pt" style:font-size-asian="7pt" style:font-size-complex="7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color="#000000" style:text-outline="false" style:text-line-through-style="none" style:text-line-through-type="none" style:font-name="Arial" fo:font-size="7pt" fo:letter-spacing="normal" fo:font-style="normal" fo:text-shadow="none" style:text-underline-style="none" fo:font-weight="normal" style:text-underline-mode="continuous" style:text-overline-mode="continuous" style:text-line-through-mode="continuous" style:font-name-asian="Arial" style:font-size-asian="7pt" style:font-weight-asian="normal" style:font-name-complex="Arial" style:font-size-complex="7pt" style:font-weight-complex="normal" style:text-scale="100%"/>
    </style:style>
    <style:style style:name="T5" style:family="text">
      <style:text-properties fo:font-size="12pt" style:font-size-asian="12pt" style:font-size-complex="12pt"/>
    </style:style>
    <style:style style:name="T6"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ormvorlage_5f_-_5f_technische_5f_zeichnung_5f_v200904">
        <draw:frame draw:style-name="gr1" draw:text-style-name="P1" draw:layer="Beschriftung" svg:width="1.721cm" svg:height="0.531cm" svg:x="10.241cm" svg:y="16.85cm">
          <draw:text-box>
            <text:p><text:span text:style-name="T1">01.07.2019</text:span></text:p>
          </draw:text-box>
        </draw:frame>
        <draw:frame draw:style-name="gr2" draw:text-style-name="P1" draw:layer="Beschriftung" svg:width="0.756cm" svg:height="0.531cm" svg:x="10.725cm" svg:y="17.251cm">
          <draw:text-box>
            <text:p><text:span text:style-name="T1">-</text:span><text:span text:style-name="T1">-</text:span><text:span text:style-name="T1">-</text:span></text:p>
          </draw:text-box>
        </draw:frame>
        <draw:frame draw:style-name="gr2" draw:text-style-name="P1" draw:layer="Beschriftung" svg:width="0.756cm" svg:height="0.531cm" svg:x="10.725cm" svg:y="17.652cm">
          <draw:text-box>
            <text:p><text:span text:style-name="T1">-</text:span><text:span text:style-name="T1">-</text:span><text:span text:style-name="T1">-</text:span></text:p>
          </draw:text-box>
        </draw:frame>
        <draw:frame draw:style-name="gr2" draw:text-style-name="P1" draw:layer="Beschriftung" svg:width="0.756cm" svg:height="0.531cm" svg:x="10.725cm" svg:y="18.053cm">
          <draw:text-box>
            <text:p><text:span text:style-name="T1">-</text:span><text:span text:style-name="T1">-</text:span><text:span text:style-name="T1">-</text:span></text:p>
          </draw:text-box>
        </draw:frame>
        <draw:frame draw:style-name="gr2" draw:text-style-name="P1" draw:layer="Beschriftung" svg:width="0.756cm" svg:height="0.531cm" svg:x="10.725cm" svg:y="18.454cm">
          <draw:text-box>
            <text:p><text:span text:style-name="T1">-</text:span><text:span text:style-name="T1">-</text:span><text:span text:style-name="T1">-</text:span></text:p>
          </draw:text-box>
        </draw:frame>
        <draw:frame draw:style-name="gr2" draw:text-style-name="P1" draw:layer="Beschriftung" svg:width="0.756cm" svg:height="0.531cm" svg:x="10.725cm" svg:y="18.855cm">
          <draw:text-box>
            <text:p><text:span text:style-name="T1">-</text:span><text:span text:style-name="T1">-</text:span><text:span text:style-name="T1">-</text:span></text:p>
          </draw:text-box>
        </draw:frame>
        <draw:frame draw:style-name="gr3" draw:text-style-name="P1" draw:layer="Beschriftung" svg:width="1.357cm" svg:height="0.531cm" svg:x="10.427cm" svg:y="19.257cm">
          <draw:text-box>
            <text:p><text:span text:style-name="T1">D</text:span><text:span text:style-name="T1">A</text:span><text:span text:style-name="T1">T</text:span><text:span text:style-name="T1">U</text:span><text:span text:style-name="T1">M</text:span></text:p>
          </draw:text-box>
        </draw:frame>
        <draw:frame draw:style-name="gr3" draw:text-style-name="P1" draw:layer="Beschriftung" svg:width="1.357cm" svg:height="0.531cm" svg:x="10.426cm" svg:y="19.257cm">
          <draw:text-box>
            <text:p><text:span text:style-name="T1">D</text:span><text:span text:style-name="T1">A</text:span><text:span text:style-name="T1">T</text:span><text:span text:style-name="T1">U</text:span><text:span text:style-name="T1">M</text:span></text:p>
          </draw:text-box>
        </draw:frame>
        <draw:frame draw:style-name="gr4" draw:text-style-name="P1" draw:layer="Beschriftung" svg:width="2.458cm" svg:height="0.531cm" svg:x="13.382cm" svg:y="16.851cm">
          <draw:text-box>
            <text:p><text:span text:style-name="T1">Z</text:span><text:span text:style-name="T1">e</text:span><text:span text:style-name="T1">i</text:span><text:span text:style-name="T1">c</text:span><text:span text:style-name="T1">h</text:span><text:span text:style-name="T1">n</text:span><text:span text:style-name="T1">u</text:span><text:span text:style-name="T1">n</text:span><text:span text:style-name="T1">g</text:span><text:span text:style-name="T1"> </text:span><text:span text:style-name="T1">e</text:span><text:span text:style-name="T1">r</text:span><text:span text:style-name="T1">s</text:span><text:span text:style-name="T1">t</text:span><text:span text:style-name="T1">e</text:span><text:span text:style-name="T1">l</text:span><text:span text:style-name="T1">l</text:span><text:span text:style-name="T1">t</text:span></text:p>
          </draw:text-box>
        </draw:frame>
        <draw:frame draw:style-name="gr2" draw:text-style-name="P1" draw:layer="Beschriftung" svg:width="0.756cm" svg:height="0.531cm" svg:x="14.225cm" svg:y="17.252cm">
          <draw:text-box>
            <text:p><text:span text:style-name="T1">-</text:span><text:span text:style-name="T1">-</text:span><text:span text:style-name="T1">-</text:span></text:p>
          </draw:text-box>
        </draw:frame>
        <draw:frame draw:style-name="gr2" draw:text-style-name="P1" draw:layer="Beschriftung" svg:width="0.756cm" svg:height="0.531cm" svg:x="14.225cm" svg:y="17.653cm">
          <draw:text-box>
            <text:p><text:span text:style-name="T1">---</text:span></text:p>
          </draw:text-box>
        </draw:frame>
        <draw:frame draw:style-name="gr2" draw:text-style-name="P1" draw:layer="Beschriftung" svg:width="0.756cm" svg:height="0.531cm" svg:x="14.225cm" svg:y="18.054cm">
          <draw:text-box>
            <text:p><text:span text:style-name="T1">---</text:span></text:p>
          </draw:text-box>
        </draw:frame>
        <draw:frame draw:style-name="gr2" draw:text-style-name="P1" draw:layer="Beschriftung" svg:width="0.756cm" svg:height="0.531cm" svg:x="14.225cm" svg:y="18.455cm">
          <draw:text-box>
            <text:p><text:span text:style-name="T1">-</text:span><text:span text:style-name="T1">-</text:span><text:span text:style-name="T1">-</text:span></text:p>
          </draw:text-box>
        </draw:frame>
        <draw:frame draw:style-name="gr2" draw:text-style-name="P1" draw:layer="Beschriftung" svg:width="0.756cm" svg:height="0.531cm" svg:x="14.225cm" svg:y="18.856cm">
          <draw:text-box>
            <text:p><text:span text:style-name="T1">-</text:span><text:span text:style-name="T1">-</text:span><text:span text:style-name="T1">-</text:span></text:p>
          </draw:text-box>
        </draw:frame>
        <draw:frame draw:style-name="gr5" draw:text-style-name="P1" draw:layer="Beschriftung" svg:width="1.912cm" svg:height="0.531cm" svg:x="13.65cm" svg:y="19.258cm">
          <draw:text-box>
            <text:p><text:span text:style-name="T1">Ä</text:span><text:span text:style-name="T1">N</text:span><text:span text:style-name="T1">D</text:span><text:span text:style-name="T1">E</text:span><text:span text:style-name="T1">R</text:span><text:span text:style-name="T1">U</text:span><text:span text:style-name="T1">N</text:span><text:span text:style-name="T1">G</text:span></text:p>
          </draw:text-box>
        </draw:frame>
        <draw:frame draw:style-name="gr5" draw:text-style-name="P1" draw:layer="Beschriftung" svg:width="1.912cm" svg:height="0.531cm" svg:x="13.651cm" svg:y="19.259cm">
          <draw:text-box>
            <text:p><text:span text:style-name="T1">ÄNDERUNG</text:span></text:p>
          </draw:text-box>
        </draw:frame>
        <draw:frame draw:style-name="gr2" draw:text-style-name="P1" draw:layer="Beschriftung" svg:width="0.756cm" svg:height="0.531cm" svg:x="17.126cm" svg:y="17.252cm">
          <draw:text-box>
            <text:p><text:span text:style-name="T1">---</text:span></text:p>
          </draw:text-box>
        </draw:frame>
        <draw:frame draw:style-name="gr2" draw:text-style-name="P1" draw:layer="Beschriftung" svg:width="0.756cm" svg:height="0.531cm" svg:x="17.126cm" svg:y="17.653cm">
          <draw:text-box>
            <text:p><text:span text:style-name="T1">---</text:span></text:p>
          </draw:text-box>
        </draw:frame>
        <draw:frame draw:style-name="gr2" draw:text-style-name="P1" draw:layer="Beschriftung" svg:width="0.756cm" svg:height="0.531cm" svg:x="17.126cm" svg:y="18.054cm">
          <draw:text-box>
            <text:p><text:span text:style-name="T1">---</text:span></text:p>
          </draw:text-box>
        </draw:frame>
        <draw:frame draw:style-name="gr2" draw:text-style-name="P1" draw:layer="Beschriftung" svg:width="0.756cm" svg:height="0.531cm" svg:x="17.126cm" svg:y="18.455cm">
          <draw:text-box>
            <text:p><text:span text:style-name="T1">---</text:span></text:p>
          </draw:text-box>
        </draw:frame>
        <draw:frame draw:style-name="gr2" draw:text-style-name="P1" draw:layer="Beschriftung" svg:width="0.756cm" svg:height="0.531cm" svg:x="17.126cm" svg:y="18.856cm">
          <draw:text-box>
            <text:p><text:span text:style-name="T1">---</text:span></text:p>
          </draw:text-box>
        </draw:frame>
        <draw:frame draw:style-name="gr6" draw:text-style-name="P1" draw:layer="Beschriftung" svg:width="1.967cm" svg:height="0.531cm" svg:x="16.525cm" svg:y="16.85cm">
          <draw:text-box>
            <text:p><text:span text:style-name="T1">T.Demir</text:span></text:p>
          </draw:text-box>
        </draw:frame>
        <draw:frame draw:style-name="gr7" draw:text-style-name="P1" draw:layer="Beschriftung" svg:width="0.773cm" svg:height="0.531cm" svg:x="18.518cm" svg:y="16.85cm">
          <draw:text-box>
            <text:p><text:span text:style-name="T1">01</text:span></text:p>
          </draw:text-box>
        </draw:frame>
        <draw:frame draw:style-name="gr8" draw:text-style-name="P1" draw:layer="Beschriftung" svg:width="2.034cm" svg:height="0.531cm" svg:x="16.495cm" svg:y="19.258cm">
          <draw:text-box>
            <text:p><text:span text:style-name="T1">BEARBEITET</text:span></text:p>
          </draw:text-box>
        </draw:frame>
        <draw:frame draw:style-name="gr9" draw:text-style-name="P1" draw:layer="Beschriftung" svg:width="1.256cm" svg:height="0.531cm" svg:x="18.235cm" svg:y="19.259cm">
          <draw:text-box>
            <text:p><text:span text:style-name="T1">INDEX</text:span></text:p>
          </draw:text-box>
        </draw:frame>
        <draw:frame draw:style-name="gr2" draw:text-style-name="P1" draw:layer="Beschriftung" svg:width="0.756cm" svg:height="0.531cm" svg:x="18.527cm" svg:y="17.252cm">
          <draw:text-box>
            <text:p><text:span text:style-name="T1">---</text:span></text:p>
          </draw:text-box>
        </draw:frame>
        <draw:frame draw:style-name="gr2" draw:text-style-name="P1" draw:layer="Beschriftung" svg:width="0.756cm" svg:height="0.531cm" svg:x="18.527cm" svg:y="17.653cm">
          <draw:text-box>
            <text:p><text:span text:style-name="T1">---</text:span></text:p>
          </draw:text-box>
        </draw:frame>
        <draw:frame draw:style-name="gr2" draw:text-style-name="P1" draw:layer="Beschriftung" svg:width="0.756cm" svg:height="0.531cm" svg:x="18.527cm" svg:y="18.054cm">
          <draw:text-box>
            <text:p><text:span text:style-name="T1">---</text:span></text:p>
          </draw:text-box>
        </draw:frame>
        <draw:frame draw:style-name="gr2" draw:text-style-name="P1" draw:layer="Beschriftung" svg:width="0.756cm" svg:height="0.531cm" svg:x="18.527cm" svg:y="18.455cm">
          <draw:text-box>
            <text:p><text:span text:style-name="T1">---</text:span></text:p>
          </draw:text-box>
        </draw:frame>
        <draw:frame draw:style-name="gr2" draw:text-style-name="P1" draw:layer="Beschriftung" svg:width="0.756cm" svg:height="0.531cm" svg:x="18.527cm" svg:y="18.856cm">
          <draw:text-box>
            <text:p><text:span text:style-name="T1">---</text:span></text:p>
          </draw:text-box>
        </draw:frame>
        <draw:frame draw:style-name="gr10" draw:text-style-name="P3" draw:layer="Beschriftung" svg:width="6.109cm" svg:height="1.251cm" svg:x="22.291cm" svg:y="17.149cm">
          <draw:text-box>
            <text:p text:style-name="P2"><text:span text:style-name="T2">PCB-Layout</text:span></text:p>
          </draw:text-box>
        </draw:frame>
        <draw:frame draw:style-name="gr11" draw:text-style-name="P4" draw:layer="Beschriftung" svg:width="1.5cm" svg:height="0.649cm" svg:x="27cm" svg:y="18.201cm">
          <draw:text-box>
            <text:p text:style-name="P2"><text:span text:style-name="T3">Blatt</text:span></text:p>
          </draw:text-box>
        </draw:frame>
        <draw:frame draw:style-name="gr11" draw:text-style-name="P4" draw:layer="Beschriftung" svg:width="1.5cm" svg:height="0.649cm" svg:x="27cm" svg:y="18.902cm">
          <draw:text-box>
            <text:p text:style-name="P2"><text:span text:style-name="T3">1 / 1</text:span></text:p>
          </draw:text-box>
        </draw:frame>
        <draw:frame draw:style-name="gr12" draw:text-style-name="P6" draw:layer="Beschriftung" svg:width="2.9cm" svg:height="1.7cm" svg:x="19.4cm" svg:y="18.1cm">
          <draw:text-box>
            <text:p text:style-name="P5"><text:span text:style-name="T4">Tolga Demir</text:span></text:p>
            <text:p text:style-name="P5"><text:span text:style-name="T4">Bachelor-Thesis</text:span></text:p>
            <text:p text:style-name="P5"><text:span text:style-name="T4"/></text:p>
          </draw:text-box>
        </draw:frame>
        <draw:line draw:style-name="gr13" draw:text-style-name="P2" draw:layer="Rahmen" svg:x1="19.4cm" svg:y1="18.15cm" svg:x2="28.5cm" svg:y2="18.15cm">
          <text:p/>
        </draw:line>
        <draw:line draw:style-name="gr13" draw:text-style-name="P2" draw:layer="Rahmen" svg:x1="27cm" svg:y1="19.8cm" svg:x2="27cm" svg:y2="18.15cm">
          <text:p/>
        </draw:line>
        <draw:line draw:style-name="gr13" draw:text-style-name="P2" draw:layer="Rahmen" svg:x1="22.3cm" svg:y1="16.9cm" svg:x2="22.3cm" svg:y2="19.8cm">
          <text:p/>
        </draw:line>
        <draw:line draw:style-name="gr13" draw:text-style-name="P2" draw:layer="Rahmen" svg:x1="10.3cm" svg:y1="19.3cm" svg:x2="19.4cm" svg:y2="19.3cm">
          <text:p/>
        </draw:line>
        <draw:line draw:style-name="gr13" draw:text-style-name="P2" draw:layer="Rahmen" svg:x1="11.768cm" svg:y1="16.9cm" svg:x2="11.768cm" svg:y2="19.78cm">
          <text:p/>
        </draw:line>
        <draw:line draw:style-name="gr13" draw:text-style-name="P2" draw:layer="Rahmen" svg:x1="18.367cm" svg:y1="19.78cm" svg:x2="18.367cm" svg:y2="16.9cm">
          <text:p/>
        </draw:line>
        <draw:line draw:style-name="gr13" draw:text-style-name="P2" draw:layer="Rahmen" svg:x1="16.673cm" svg:y1="19.78cm" svg:x2="16.673cm" svg:y2="16.9cm">
          <text:p/>
        </draw:line>
        <draw:rect draw:style-name="gr14" draw:text-style-name="P7" draw:layer="Rahmen" svg:width="27.3cm" svg:height="18.3cm" svg:x="1.2cm" svg:y="1.5cm">
          <text:p/>
        </draw:rect>
        <draw:rect draw:style-name="gr14" draw:text-style-name="P7" draw:layer="Rahmen" svg:width="9.1cm" svg:height="2.9cm" svg:x="19.4cm" svg:y="16.9cm">
          <text:p/>
        </draw:rect>
        <draw:line draw:style-name="gr13" draw:text-style-name="P2" draw:layer="Rahmen" svg:x1="10.3cm" svg:y1="18.9cm" svg:x2="19.4cm" svg:y2="18.9cm">
          <text:p/>
        </draw:line>
        <draw:line draw:style-name="gr13" draw:text-style-name="P2" draw:layer="Rahmen" svg:x1="10.3cm" svg:y1="18.5cm" svg:x2="19.4cm" svg:y2="18.5cm">
          <text:p/>
        </draw:line>
        <draw:line draw:style-name="gr13" draw:text-style-name="P2" draw:layer="Rahmen" svg:x1="10.3cm" svg:y1="18.1cm" svg:x2="19.4cm" svg:y2="18.1cm">
          <text:p/>
        </draw:line>
        <draw:line draw:style-name="gr13" draw:text-style-name="P2" draw:layer="Rahmen" svg:x1="10.3cm" svg:y1="17.7cm" svg:x2="19.4cm" svg:y2="17.7cm">
          <text:p/>
        </draw:line>
        <draw:line draw:style-name="gr13" draw:text-style-name="P2" draw:layer="Rahmen" svg:x1="10.3cm" svg:y1="17.3cm" svg:x2="19.4cm" svg:y2="17.3cm">
          <text:p/>
        </draw:line>
        <draw:rect draw:style-name="gr14" draw:text-style-name="P7" draw:layer="Rahmen" svg:width="9.1cm" svg:height="2.9cm" svg:x="10.3cm" svg:y="16.9cm">
          <text:p/>
        </draw:rect>
        <draw:frame draw:style-name="gr15" draw:text-style-name="P8" draw:layer="layout" svg:width="2.5cm" svg:height="1.673cm" svg:x="23.3cm" svg:y="18.4cm">
          <draw:text-box>
            <text:p>Ct‘Bot</text:p>
          </draw:text-box>
        </draw:frame>
        <draw:frame draw:style-name="gr16" draw:text-style-name="P7" draw:layer="layout" svg:width="2.413cm" svg:height="1.706cm" svg:x="25.987cm" svg:y="1.6cm">
          <draw:image xlink:href="Pictures/1000020100000185000001132A5698A1F95B0384.png" xlink:type="simple" xlink:show="embed" xlink:actuate="onLoad">
            <text:p/>
          </draw:image>
        </draw:frame>
        <draw:custom-shape draw:style-name="gr17" draw:text-style-name="P9" draw:layer="layout" svg:width="13.335cm" svg:height="13.843cm" svg:x="6.915cm" svg:y="2.643cm">
          <text:p/>
          <draw:enhanced-geometry svg:viewBox="0 0 21600 21600" draw:type="rectangle" draw:enhanced-path="M 0 0 L 21600 0 21600 21600 0 21600 0 0 Z N"/>
        </draw:custom-shape>
        <draw:line draw:style-name="gr18" draw:text-style-name="P7" draw:layer="layout" svg:x1="20.25cm" svg:y1="2.643cm" svg:x2="24.949cm" svg:y2="2.643cm">
          <text:p/>
        </draw:line>
        <draw:line draw:style-name="gr18" draw:text-style-name="P7" draw:layer="layout" svg:x1="20.25cm" svg:y1="16.486cm" svg:x2="24.949cm" svg:y2="16.486cm">
          <text:p/>
        </draw:line>
        <draw:line draw:style-name="gr19" draw:text-style-name="P7" draw:layer="layout" svg:x1="24.568cm" svg:y1="2.643cm" svg:x2="24.695cm" svg:y2="16.486cm">
          <text:p/>
        </draw:line>
        <draw:frame draw:style-name="gr20" draw:text-style-name="P11" draw:layer="layout" svg:width="1.777cm" svg:height="0.725cm" draw:transform="rotate (1.5707963267949) translate (23.933cm 10.009cm)">
          <draw:text-box>
            <text:p text:style-name="P10"><text:span text:style-name="T5">100</text:span></text:p>
          </draw:text-box>
        </draw:frame>
        <draw:line draw:style-name="gr18" draw:text-style-name="P7" draw:layer="layout" svg:x1="20.25cm" svg:y1="2.643cm" svg:x2="20.25cm" svg:y2="1.754cm">
          <text:p/>
        </draw:line>
        <draw:line draw:style-name="gr18" draw:text-style-name="P7" draw:layer="layout" svg:x1="6.915cm" svg:y1="1.754cm" svg:x2="6.915cm" svg:y2="2.77cm">
          <text:p/>
        </draw:line>
        <draw:line draw:style-name="gr19" draw:text-style-name="P7" draw:layer="layout" svg:x1="6.915cm" svg:y1="2.008cm" svg:x2="20.25cm" svg:y2="2.008cm">
          <text:p/>
        </draw:line>
        <draw:frame draw:style-name="gr20" draw:text-style-name="P11" draw:layer="layout" svg:width="2.54cm" svg:height="0.725cm" svg:x="13.392cm" svg:y="1.41cm">
          <draw:text-box>
            <text:p text:style-name="P10"><text:span text:style-name="T5">100</text:span></text:p>
          </draw:text-box>
        </draw:frame>
        <draw:custom-shape draw:style-name="gr21" draw:text-style-name="P12" draw:layer="layout" svg:width="0.635cm" svg:height="0.433cm" svg:x="19.869cm" svg:y="3.099cm">
          <text:p/>
          <draw:enhanced-geometry draw:glue-point-type="segments" draw:type="mso-spt100" draw:modifiers="-90 86.73739471984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2" draw:layer="layout" svg:width="0.381cm" svg:height="0.381cm" svg:x="6.788cm" svg:y="3.151cm">
          <text:p/>
          <draw:enhanced-geometry draw:glue-point-type="segments" draw:type="mso-spt100" draw:modifiers="90.92156844721 -91.023030188667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 draw:text-style-name="P13" draw:layer="layout" svg:width="1.524cm" svg:height="0.381cm" svg:x="12.757cm" svg:y="2.643cm">
          <text:p text:style-name="P2"><text:span text:style-name="T6">Ultraschall</text:span></text:p>
          <draw:enhanced-geometry svg:viewBox="0 0 21600 21600" draw:type="rectangle" draw:enhanced-path="M 0 0 L 21600 0 21600 21600 0 21600 0 0 Z N"/>
        </draw:custom-shape>
        <draw:custom-shape draw:style-name="gr23" draw:text-style-name="P13" draw:layer="layout" svg:width="1.524cm" svg:height="0.381cm" draw:transform="rotate (1.5707963267949) translate (6.915cm 10.263cm)">
          <text:p text:style-name="P2"><text:span text:style-name="T6">Ultraschall</text:span></text:p>
          <draw:enhanced-geometry svg:viewBox="0 0 21600 21600" draw:type="rectangle" draw:enhanced-path="M 0 0 L 21600 0 21600 21600 0 21600 0 0 Z N"/>
        </draw:custom-shape>
        <draw:custom-shape draw:style-name="gr23" draw:text-style-name="P13" draw:layer="layout" svg:width="1.524cm" svg:height="0.381cm" draw:transform="rotate (-1.5707963267949) translate (20.25cm 8.866cm)">
          <text:p text:style-name="P2"><text:span text:style-name="T6">Ultraschall</text:span></text:p>
          <draw:enhanced-geometry svg:viewBox="0 0 21600 21600" draw:type="rectangle" draw:enhanced-path="M 0 0 L 21600 0 21600 21600 0 21600 0 0 Z N"/>
        </draw:custom-shape>
        <draw:custom-shape draw:style-name="gr24" draw:text-style-name="P13" draw:layer="layout" svg:width="1.905cm" svg:height="1.016cm" svg:x="16.567cm" svg:y="12.803cm">
          <text:p text:style-name="P2"><text:span text:style-name="T6">L293D</text:span></text:p>
          <draw:enhanced-geometry svg:viewBox="0 0 21600 21600" draw:type="rectangle" draw:enhanced-path="M 0 0 L 21600 0 21600 21600 0 21600 0 0 Z N"/>
        </draw:custom-shape>
        <draw:custom-shape draw:style-name="gr25" draw:text-style-name="P13" draw:layer="layout" svg:width="2.159cm" svg:height="1.651cm" draw:transform="rotate (-1.5707963267949) translate (9.836cm 5.056cm)">
          <text:p text:style-name="P2"><text:span text:style-name="T6">Gyro</text:span></text:p>
          <draw:enhanced-geometry svg:viewBox="0 0 21600 21600" draw:type="rectangle" draw:enhanced-path="M 0 0 L 21600 0 21600 21600 0 21600 0 0 Z N"/>
        </draw:custom-shape>
        <draw:custom-shape draw:style-name="gr26" draw:text-style-name="P13" draw:layer="layout" svg:width="2.921cm" svg:height="0.762cm" draw:transform="rotate (-1.5707963267949) translate (11.741cm 4.294cm)">
          <text:p text:style-name="P2"><text:span text:style-name="T6">ADC</text:span></text:p>
          <draw:enhanced-geometry svg:viewBox="0 0 21600 21600" draw:type="rectangle" draw:enhanced-path="M 0 0 L 21600 0 21600 21600 0 21600 0 0 Z N"/>
        </draw:custom-shape>
        <draw:custom-shape draw:style-name="gr23" draw:text-style-name="P13" draw:layer="layout" svg:width="1.524cm" svg:height="0.381cm" draw:transform="rotate (-1.5707963267949) translate (18.091cm 5.437cm)">
          <text:p text:style-name="P2"><text:span text:style-name="T6">Mouse</text:span></text:p>
          <draw:enhanced-geometry svg:viewBox="0 0 21600 21600" draw:type="rectangle" draw:enhanced-path="M 0 0 L 21600 0 21600 21600 0 21600 0 0 Z N"/>
        </draw:custom-shape>
        <draw:custom-shape draw:style-name="gr23" draw:text-style-name="P13" draw:layer="layout" svg:width="1.524cm" svg:height="0.381cm" svg:x="15.805cm" svg:y="2.77cm">
          <text:p text:style-name="P2"><text:span text:style-name="T6">Wheel right</text:span></text:p>
          <draw:enhanced-geometry svg:viewBox="0 0 21600 21600" draw:type="rectangle" draw:enhanced-path="M 0 0 L 21600 0 21600 21600 0 21600 0 0 Z N"/>
        </draw:custom-shape>
        <draw:custom-shape draw:style-name="gr23" draw:text-style-name="P13" draw:layer="layout" svg:width="1.524cm" svg:height="0.381cm" svg:x="17.456cm" svg:y="2.77cm">
          <text:p text:style-name="P2"><text:span text:style-name="T6">IF right</text:span></text:p>
          <draw:enhanced-geometry svg:viewBox="0 0 21600 21600" draw:type="rectangle" draw:enhanced-path="M 0 0 L 21600 0 21600 21600 0 21600 0 0 Z N"/>
        </draw:custom-shape>
        <draw:custom-shape draw:style-name="gr23" draw:text-style-name="P13" draw:layer="layout" svg:width="1.524cm" svg:height="0.381cm" draw:transform="rotate (-1.5707963267949) translate (20.123cm 12.168cm)">
          <text:p text:style-name="P2"><text:span text:style-name="T6">Motorleft</text:span></text:p>
          <draw:enhanced-geometry svg:viewBox="0 0 21600 21600" draw:type="rectangle" draw:enhanced-path="M 0 0 L 21600 0 21600 21600 0 21600 0 0 Z N"/>
        </draw:custom-shape>
        <draw:custom-shape draw:style-name="gr23" draw:text-style-name="P13" draw:layer="layout" svg:width="1.524cm" svg:height="0.381cm" draw:transform="rotate (-1.5707963267949) translate (20.123cm 13.946cm)">
          <text:p text:style-name="P2"><text:span text:style-name="T6">Motor right</text:span></text:p>
          <draw:enhanced-geometry svg:viewBox="0 0 21600 21600" draw:type="rectangle" draw:enhanced-path="M 0 0 L 21600 0 21600 21600 0 21600 0 0 Z N"/>
        </draw:custom-shape>
        <draw:custom-shape draw:style-name="gr23" draw:text-style-name="P13" draw:layer="layout" svg:width="1.524cm" svg:height="0.381cm" svg:x="7.042cm" svg:y="15.851cm">
          <text:p text:style-name="P2"><text:span text:style-name="T6">Wheel left</text:span></text:p>
          <draw:enhanced-geometry svg:viewBox="0 0 21600 21600" draw:type="rectangle" draw:enhanced-path="M 0 0 L 21600 0 21600 21600 0 21600 0 0 Z N"/>
        </draw:custom-shape>
        <draw:custom-shape draw:style-name="gr27" draw:text-style-name="P13" draw:layer="layout" svg:width="5.334cm" svg:height="0.762cm" svg:x="9.582cm" svg:y="15.47cm">
          <text:p text:style-name="P2"><text:span text:style-name="T6">LCD</text:span></text:p>
          <draw:enhanced-geometry svg:viewBox="0 0 21600 21600" draw:type="rectangle" draw:enhanced-path="M 0 0 L 21600 0 21600 21600 0 21600 0 0 Z N"/>
        </draw:custom-shape>
        <draw:custom-shape draw:style-name="gr23" draw:text-style-name="P13" draw:layer="layout" svg:width="1.524cm" svg:height="0.381cm" svg:x="17.329cm" svg:y="15.851cm">
          <text:p text:style-name="P2"><text:span text:style-name="T6">Cliff Right</text:span></text:p>
          <draw:enhanced-geometry svg:viewBox="0 0 21600 21600" draw:type="rectangle" draw:enhanced-path="M 0 0 L 21600 0 21600 21600 0 21600 0 0 Z N"/>
        </draw:custom-shape>
        <draw:custom-shape draw:style-name="gr23" draw:text-style-name="P13" draw:layer="layout" svg:width="1.524cm" svg:height="0.381cm" svg:x="15.551cm" svg:y="15.851cm">
          <text:p text:style-name="P2"><text:span text:style-name="T6">Cliff left</text:span></text:p>
          <draw:enhanced-geometry svg:viewBox="0 0 21600 21600" draw:type="rectangle" draw:enhanced-path="M 0 0 L 21600 0 21600 21600 0 21600 0 0 Z N"/>
        </draw:custom-shape>
        <draw:custom-shape draw:style-name="gr28" draw:text-style-name="P13" draw:layer="layout" svg:width="3.937cm" svg:height="1.143cm" svg:x="10.344cm" svg:y="12.803cm">
          <text:p text:style-name="P2"><text:span text:style-name="T6">MCP</text:span></text:p>
          <draw:enhanced-geometry svg:viewBox="0 0 21600 21600" draw:type="rectangle" draw:enhanced-path="M 0 0 L 21600 0 21600 21600 0 21600 0 0 Z N"/>
        </draw:custom-shape>
        <draw:custom-shape draw:style-name="gr29" draw:text-style-name="P13" draw:layer="layout" svg:width="5.588cm" svg:height="1.905cm" svg:x="10.979cm" svg:y="8.612cm">
          <text:p text:style-name="P2"><text:span text:style-name="T6">Pi Pins</text:span></text:p>
          <draw:enhanced-geometry svg:viewBox="0 0 21600 21600" draw:type="rectangle" draw:enhanced-path="M 0 0 L 21600 0 21600 21600 0 21600 0 0 Z N"/>
        </draw:custom-shape>
        <draw:custom-shape draw:style-name="gr30" draw:text-style-name="P13" draw:layer="layout" svg:width="0.762cm" svg:height="0.635cm" svg:x="15.805cm" svg:y="5.056cm">
          <text:p text:style-name="P14"><text:span text:style-name="T6">LED</text:span></text:p>
          <draw:enhanced-geometry svg:viewBox="0 0 21600 21600" draw:type="rectangle" draw:enhanced-path="M 0 0 L 21600 0 21600 21600 0 21600 0 0 Z N"/>
        </draw:custom-shape>
        <draw:custom-shape draw:style-name="gr30" draw:text-style-name="P13" draw:layer="layout" svg:width="0.762cm" svg:height="0.635cm" svg:x="15.805cm" svg:y="6.199cm">
          <text:p text:style-name="P14"><text:span text:style-name="T6">LED</text:span></text:p>
          <draw:enhanced-geometry svg:viewBox="0 0 21600 21600" draw:type="rectangle" draw:enhanced-path="M 0 0 L 21600 0 21600 21600 0 21600 0 0 Z N"/>
        </draw:custom-shape>
        <draw:custom-shape draw:style-name="gr30" draw:text-style-name="P13" draw:layer="layout" svg:width="0.762cm" svg:height="0.635cm" svg:x="14.535cm" svg:y="6.199cm">
          <text:p text:style-name="P14"><text:span text:style-name="T6">Button</text:span></text:p>
          <draw:enhanced-geometry svg:viewBox="0 0 21600 21600" draw:type="rectangle" draw:enhanced-path="M 0 0 L 21600 0 21600 21600 0 21600 0 0 Z N"/>
        </draw:custom-shape>
        <draw:frame draw:style-name="gr31" draw:text-style-name="P16" draw:layer="layout" svg:width="7.112cm" svg:height="1.827cm" svg:x="1.962cm" svg:y="17.502cm">
          <draw:text-box>
            <text:p text:style-name="P15"><text:span text:style-name="T3">Bohrlöcher 3mm Durchmesser, nur halb, da somit zwischen die Halterungen gespannt und keine separate Verschraubung für das Board vonnöte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fill-image draw:name="Dotted_20_Grid" draw:display-name="Dotted Grid" xlink:href="Pictures/100000000000000800000008BBCFAFCC652C0272.png" xlink:type="simple" xlink:show="embed" xlink:actuate="onLoad"/>
    <draw:fill-image draw:name="Small_20_Grid" draw:display-name="Small Grid" xlink:href="Pictures/1000000000000008000000082CA04B16BAE3525F.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2cm" fo:margin-left="1.2cm" fo:margin-right="1.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draw:layer draw:name="Rahmen"/>
    </draw:layer-set>
    <style:master-page style:name="formvorlage_5f_-_5f_technische_5f_zeichnung_5f_v200904" style:display-name="formvorlage_-_technische_zeichnung_v20090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3T19:15:05.545724554</meta:creation-date>
    <meta:editing-duration>P0D</meta:editing-duration>
    <meta:editing-cycles>1</meta:editing-cycles>
    <meta:generator>LibreOffice/6.0.7.3$Linux_X86_64 LibreOffice_project/00m0$Build-3</meta:generator>
    <dc:description>Der Urheber dieser Vorlage ist:
	Kristjan Schmidt (meph_667@freenet.de)

Copyright 2009. Alle Rechte vorbehalten.

Diese Vorlage ist freie Software, steht unter der LGPL und darf entsprechend dieser verwendet und verbreitet werden.
Der Lizenztext ist zu finden unter  http://www.gnu.de/documents/lgpl-3.0.de.html

Die Vorlage wird verteilt in der Hoffnung, dass sie Nutzen für den Anwender bringt, aber OHNE JEDE GARANTIE. Es bestehen weder Gewährleistungsansprüche irgendwelcher Art noch die Zusicherung irgendwelcher Eigenschaften. Bitte lesen Sie den Lizenztext der LGPL für detailierte Informationen.

Rückmeldungen und Verbesserungsvorschläge sind sehr willkommen.</dc:description>
    <dc:subject>Formvorlage</dc:subject>
    <dc:title>Technische Zeichnungen, Lagepläne, Schaltungen usw.</dc:title>
    <meta:print-date>2019-07-03T19:34:08.245786716</meta:print-date>
    <meta:document-statistic meta:object-count="83"/>
    <meta:user-defined meta:name="Info 1"/>
    <meta:user-defined meta:name="Info 2"/>
    <meta:user-defined meta:name="Info 3"/>
    <meta:user-defined meta:name="Info 4"/>
  </office:meta>
</office:document-meta>
</file>